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2983EEFA976E9D31778.jpg" manifest:media-type="image/jpeg"/>
  <manifest:file-entry manifest:full-path="Pictures/10000000000003E80000050361889EC8EED4D67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8.538cm" svg:height="19.114cm" svg:x="0.529cm" svg:y="0.555cm">
          <draw:image xlink:href="Pictures/10000000000003E8000002983EEFA976E9D31778.jpg" xlink:type="simple" xlink:show="embed" xlink:actuate="onLoad">
            <text:p/>
          </draw:image>
        </draw:frame>
        <draw:frame draw:style-name="gr1" draw:text-style-name="P1" draw:layer="layout" svg:width="7.597cm" svg:height="9.834cm" svg:x="2.248cm" svg:y="2.059cm">
          <draw:image xlink:href="Pictures/10000000000003E80000050361889EC8EED4D673.jpg" xlink:type="simple" xlink:show="embed" xlink:actuate="onLoad">
            <text:p/>
          </draw:image>
        </draw:frame>
        <draw:line draw:style-name="gr2" draw:text-style-name="P1" draw:layer="layout" svg:x1="10.417cm" svg:y1="5.907cm" svg:x2="18.62cm" svg:y2="3.598cm">
          <text:p/>
        </draw:line>
        <draw:line draw:style-name="gr2" draw:text-style-name="P1" draw:layer="layout" svg:x1="10.417cm" svg:y1="7.061cm" svg:x2="14.805cm" svg:y2="12.64cm">
          <text:p/>
        </draw:line>
        <draw:line draw:style-name="gr2" draw:text-style-name="P1" draw:layer="layout" svg:x1="10.417cm" svg:y1="8.6cm" svg:x2="12.897cm" svg:y2="16.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oma Brun</meta:initial-creator>
    <meta:creation-date>2016-07-07T16:57:43.070974132</meta:creation-date>
    <dc:date>2016-07-26T08:11:43.970000000</dc:date>
    <meta:editing-duration>PT2M1S</meta:editing-duration>
    <meta:editing-cycles>3</meta:editing-cycles>
    <meta:generator>LibreOffice/5.1.2.2$Windows_x86 LibreOffice_project/d3bf12ecb743fc0d20e0be0c58ca359301eb705f</meta:generator>
    <meta:document-statistic meta:object-count="5"/>
  </office:meta>
</office:document-meta>
</file>